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16cm" fo:min-width="2.9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9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782cm" fo:min-width="3.945cm"/>
      <style:paragraph-properties style:writing-mode="lr-tb"/>
    </style:style>
    <style:style style:name="gr20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7.366cm" svg:x="3.54cm" svg:y="6.20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7.366cm" svg:x="13.319cm" svg:y="6.20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2.54cm" svg:x="9.001cm" svg:y="16.367cm">
          <text:p text:style-name="P1">akey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37cm" svg:height="1.016cm" svg:x="7.985cm" svg:y="6.969cm">
          <draw:text-box>
            <text:p>Public Key</text:p>
          </draw:text-box>
        </draw:frame>
        <draw:custom-shape draw:style-name="gr2" draw:text-style-name="P1" draw:layer="layout" svg:width="3.429cm" svg:height="2.54cm" svg:x="16.621cm" svg:y="16.367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2.54cm" svg:x="12.811cm" svg:y="16.367cm">
          <text:p text:style-name="P1">eke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096cm" svg:y1="6.588cm" svg:x2="13.192cm" svg:y2="6.842cm">
          <text:p/>
        </draw:line>
        <draw:line draw:style-name="gr5" draw:text-style-name="P3" draw:layer="layout" svg:x1="12.811cm" svg:y1="10.779cm" svg:x2="7.223cm" svg:y2="11.16cm">
          <text:p/>
        </draw:line>
        <draw:line draw:style-name="gr6" draw:text-style-name="P3" draw:layer="layout" svg:x1="7.223cm" svg:y1="9.509cm" svg:x2="12.938cm" svg:y2="9.636cm">
          <text:p/>
        </draw:line>
        <draw:line draw:style-name="gr7" draw:text-style-name="P3" draw:layer="layout" svg:x1="13.192cm" svg:y1="7.985cm" svg:x2="7.223cm" svg:y2="8.366cm">
          <text:p/>
        </draw:line>
        <draw:frame draw:style-name="gr8" draw:text-style-name="P2" draw:layer="layout" svg:width="3.478cm" svg:height="1.038cm" svg:x="8.19cm" svg:y="5.677cm">
          <draw:text-box>
            <text:p>REQ akey</text:p>
          </draw:text-box>
        </draw:frame>
        <draw:frame draw:style-name="gr9" draw:text-style-name="P2" draw:layer="layout" svg:width="3.556cm" svg:height="1.016cm" svg:x="8.366cm" svg:y="8.493cm">
          <draw:text-box>
            <text:p>REQ ekey</text:p>
          </draw:text-box>
        </draw:frame>
        <draw:line draw:style-name="gr10" draw:text-style-name="P3" draw:layer="layout" svg:x1="7.35cm" svg:y1="12.176cm" svg:x2="12.938cm" svg:y2="12.43cm">
          <text:p/>
        </draw:line>
        <draw:frame draw:style-name="gr11" draw:text-style-name="P2" draw:layer="layout" svg:width="2.754cm" svg:height="0.962cm" svg:x="8.874cm" svg:y="11.214cm">
          <draw:text-box>
            <text:p>Session</text:p>
          </draw:text-box>
        </draw:frame>
        <draw:line draw:style-name="gr12" draw:text-style-name="P3" draw:layer="layout" svg:x1="13.192cm" svg:y1="13.954cm" svg:x2="10.779cm" svg:y2="15.732cm">
          <text:p/>
        </draw:line>
        <draw:line draw:style-name="gr13" draw:text-style-name="P3" draw:layer="layout" svg:x1="11.541cm" svg:y1="15.859cm" svg:x2="13.573cm" svg:y2="14.335cm">
          <text:p/>
        </draw:line>
        <draw:line draw:style-name="gr14" draw:text-style-name="P3" draw:layer="layout" svg:x1="14.843cm" svg:y1="14.081cm" svg:x2="14.716cm" svg:y2="15.859cm">
          <text:p/>
        </draw:line>
        <draw:line draw:style-name="gr15" draw:text-style-name="P3" draw:layer="layout" svg:x1="15.224cm" svg:y1="15.732cm" svg:x2="15.351cm" svg:y2="14.081cm">
          <text:p/>
        </draw:line>
        <draw:frame draw:style-name="gr11" draw:text-style-name="P4" draw:layer="layout" svg:width="9.904cm" svg:height="1.352cm" svg:x="5.955cm" svg:y="1.127cm">
          <draw:text-box>
            <text:p><text:span text:style-name="T1">Establishing Session </text:span></text:p>
          </draw:text-box>
        </draw:frame>
        <draw:frame draw:style-name="gr11" draw:text-style-name="P2" draw:layer="layout" svg:width="4.765cm" svg:height="0.962cm" svg:x="7.731cm" svg:y="9.89cm">
          <draw:text-box>
            <text:p>Encryption Key</text:p>
          </draw:text-box>
        </draw:frame>
        <draw:line draw:style-name="gr16" draw:text-style-name="P3" draw:layer="layout" svg:x1="12.811cm" svg:y1="13.192cm" svg:x2="7.604cm" svg:y2="13.446cm">
          <text:p/>
        </draw:line>
        <draw:frame draw:style-name="gr11" draw:text-style-name="P2" draw:layer="layout" svg:width="1.56cm" svg:height="0.962cm" svg:x="9.001cm" svg:y="12.43cm">
          <draw:text-box>
            <text:p>Ack</text:p>
          </draw:text-box>
        </draw:frame>
        <draw:line draw:style-name="gr17" draw:text-style-name="P3" draw:layer="layout" svg:x1="16.621cm" svg:y1="14.208cm" svg:x2="17.51cm" svg:y2="15.986cm">
          <text:p/>
        </draw:line>
        <draw:line draw:style-name="gr18" draw:text-style-name="P3" draw:layer="layout" svg:x1="18.399cm" svg:y1="15.732cm" svg:x2="17.256cm" svg:y2="14.081cm">
          <text:p/>
        </draw:line>
        <draw:custom-shape draw:style-name="gr19" draw:text-style-name="P5" draw:layer="layout" svg:width="4.445cm" svg:height="2.032cm" svg:x="12.938cm" svg:y="3.159cm">
          <text:p text:style-name="P5">Private Key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5.351cm" svg:y1="5.345cm" svg:x2="15.224cm" svg:y2="6.10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21T20:29:18.580351106</meta:creation-date>
    <dc:date>2020-08-14T17:52:13.897619834</dc:date>
    <meta:editing-duration>PT14M59S</meta:editing-duration>
    <meta:editing-cycles>8</meta:editing-cycles>
    <meta:generator>LibreOffice/7.0.0.3$Linux_X86_64 LibreOffice_project/00$Build-3</meta:generator>
    <meta:document-statistic meta:object-count="26"/>
  </office:meta>
</office:document-meta>
</file>